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e sagen immer wieder, ich soll auf mein Herz hörn</text:p>
      <text:p text:style-name="P1">Weisheit scheint ja einfach zu sein, hab ich mir gedacht</text:p>
      <text:p text:style-name="P1">also setzte ich mich hin, um etwas zu meditieren</text:p>
      <text:p text:style-name="P1">doch Gefühle sind anscheinend viel zu, viel zu gut versteckte Fracht</text:p>
      <text:p text:style-name="P1"><text:line-break/>sie sagen immer wieder, ich soll auf mein Herz hörn</text:p>
      <text:p text:style-name="P1">oh ich wünschte, sie würden das nicht immer nur meinem Kopf erzähln</text:p>
      <text:p text:style-name="P1">vielleicht sollte sich mein Herz nur etwas lauter beschwern</text:p>
      <text:p text:style-name="P1">ich soll auf mein Herz hörn, doch ich erkenn die Stimme nicht mehr<text:line-break/></text:p>
      <text:p text:style-name="P1">ich weiß nicht was ich denken soll, ich weiß nicht was ich fühlen soll</text:p>
      <text:p text:style-name="P1">ich bin barfuß, blind und ratlos</text:p>
      <text:p text:style-name="P1">Die Schuhe nur ein Hindernis, ich lauf nackt in der Finsternis</text:p>
      <text:p text:style-name="P1">ich bin barfuß, blind und ratlos</text:p>
      <text:p text:style-name="P1"/>
      <text:p text:style-name="P1">sie sagte immer wieder, ich soll auf mein Herz hörn</text:p>
      <text:p text:style-name="P1">sie wusste, dass ihr das nur in die Hände spielt</text:p>
      <text:p text:style-name="P1">vielleicht ist mein Herz ja meist so leise, weil es nichts fühlt</text:p>
      <text:p text:style-name="P1">doch jedesmal wenn ich dich anseh, ist mein Verstand wie weggespült!</text:p>
      <text:p text:style-name="Standard"/>
      <text:p text:style-name="P1">ich weiß nicht was ich denken soll, ich weiß nicht was ich fühlen soll</text:p>
      <text:p text:style-name="P1">ich bin barfuß, blind und ratlos</text:p>
      <text:p text:style-name="P1">Die Schuhe nur ein Hindernis, ich lauf nackt in der Finsternis</text:p>
      <text:p text:style-name="P1">ich bin barfuß, blind und ratl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8T21:37:53.521924787</meta:creation-date>
    <dc:date>2014-06-08T21:40:10.116060883</dc:date>
    <meta:editing-duration>P0D</meta:editing-duration>
    <meta:editing-cycles>1</meta:editing-cycles>
    <meta:document-statistic meta:table-count="0" meta:image-count="0" meta:object-count="0" meta:page-count="1" meta:paragraph-count="20" meta:word-count="201" meta:character-count="1091" meta:non-whitespace-character-count="908"/>
    <meta:generator>LibreOffice/4.1.0.4$Linux_x86 LibreOffice_project/410m0$Build-4</meta:generator>
  </office:meta>
</office:document-meta>
</file>